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5efb1" officeooo:paragraph-rsid="0015efb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officeooo:paragraph-rsid="001a6c9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b1b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e1dd" officeooo:paragraph-rsid="001be1dd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5efb1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5efb1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b8eaf" style:font-style-asian="normal" style:font-weight-asian="normal"/>
    </style:style>
    <style:style style:name="T6" style:family="text">
      <style:text-properties fo:font-variant="normal" fo:text-transform="none" fo:color="#000000" fo:letter-spacing="normal" fo:font-style="normal" fo:font-weight="normal" officeooo:rsid="001be1dd" style:font-style-asian="normal" style:font-weight-asian="normal"/>
    </style:style>
    <style:style style:name="T7" style:family="text">
      <style:text-properties fo:font-variant="normal" fo:text-transform="none" fo:color="#000000" fo:letter-spacing="normal" fo:font-style="normal" fo:font-weight="normal" officeooo:rsid="001c3cb3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e People’s Assembly, convening on the </text:span><text:span text:style-name="T2">2nd</text:span><text:span text:style-name="T1"> of </text:span><text:span text:style-name="T2">September</text:span><text:span text:style-name="T1"> 2020 under the </text:span><text:span text:style-name="T2">22nd</text:span><text:span text:style-name="T1"> PA Meeting.</text:span></text:p>
      <text:p text:style-name="P1"/>
      <text:p text:style-name="P1">The Assembly, recognising the current situation,</text:p>
      <text:p text:style-name="P1"/>
      <text:p text:style-name="P5"><text:span text:style-name="T4">Constitutes that the ocean</text:span><text:span text:style-name="T6">s located in the west and the east of the server should be named accordingly to the following process:</text:span></text:p>
      <text:p text:style-name="P6"><text:span text:style-name="T3">The thursday</text:span><text:span text:style-name="T6"> </text:span><text:span text:style-name="T3">day after the PA meeting people can put in suggestions for the names, and the friday day after </text:span><text:span text:style-name="T7">a meeting will be held to trim down and trigger a vote for the names.</text:span></text:p>
      <text:p text:style-name="P1"/>
      <text:p text:style-name="P1">And proceeds.</text:p>
      <text:p text:style-name="P1"/>
      <text:p text:style-name="P1">Signed by,</text:p>
      <text:p text:style-name="P2">RedPanda</text:p>
      <text:p text:style-name="P1"/>
      <text:p text:style-name="P1"/>
      <text:p text:style-name="P1"/>
      <text:p text:style-name="P4"><text:span text:style-name="T3">[Motion as: 2</text:span><text:span text:style-name="T4">2</text:span><text:span text:style-name="T3">-</text:span><text:span text:style-name="T4">3</text:span><text:span text:style-name="T3">: “To name the western </text:span><text:span text:style-name="T5">and eastern </text:span><text:span text:style-name="T3">ocean</text:span><text:span text:style-name="T5">s</text:span><text:span text:style-name="T3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9-02T18:43:33.432070649</dc:date>
    <meta:editing-duration>PT5M35S</meta:editing-duration>
    <meta:editing-cycles>9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8" meta:word-count="93" meta:character-count="531" meta:non-whitespace-character-count="446"/>
  </office:meta>
</office:document-meta>
</file>